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Helvetica1" svg:font-family="Helvetica" style:font-family-generic="system" style:font-pitch="variable"/>
    <style:font-face style:name="Roboto" svg:font-family="Robot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Arial" fo:font-size="10pt" style:font-size-asian="10pt" style:font-name-complex="Arial1" style:font-size-complex="10pt"/>
    </style:style>
    <style:style style:name="P3" style:family="paragraph" style:parent-style-name="Standard" style:master-page-name="Standard">
      <style:paragraph-properties fo:text-align="justify" style:justify-single-word="false" style:page-number="auto"/>
      <style:text-properties style:font-name="Arial" fo:font-size="10pt" style:font-size-asian="10pt" style:font-name-complex="Arial1" style:font-size-complex="10pt"/>
    </style:style>
    <style:style style:name="P4" style:family="paragraph" style:parent-style-name="Standard">
      <style:paragraph-properties fo:text-align="justify" style:justify-single-word="false"/>
      <style:text-properties style:font-name="Arial" fo:font-size="10pt" fo:font-weight="bold" style:font-size-asian="10pt" style:font-weight-asian="bold" style:font-name-complex="Arial1" style:font-size-complex="10pt"/>
    </style:style>
    <style:style style:name="P5" style:family="paragraph" style:parent-style-name="Standard">
      <style:paragraph-properties fo:text-align="justify" style:justify-single-word="false"/>
      <style:text-properties style:font-name="Arial" fo:font-size="10pt" style:font-size-asian="10pt" style:font-name-complex="Arial1" style:font-size-complex="10pt"/>
    </style:style>
    <style:style style:name="P6" style:family="paragraph" style:parent-style-name="Standard">
      <style:paragraph-properties fo:text-align="justify" style:justify-single-word="false"/>
      <style:text-properties style:font-name="Arial" fo:font-size="10pt" officeooo:rsid="00194a11" officeooo:paragraph-rsid="00194a11" style:font-size-asian="10pt" style:font-name-complex="Arial1" style:font-size-complex="10pt"/>
    </style:style>
    <style:style style:name="P7" style:family="paragraph" style:parent-style-name="Standard">
      <style:paragraph-properties fo:text-align="justify" style:justify-single-word="false"/>
      <style:text-properties style:font-name="Arial" style:font-name-complex="Arial1"/>
    </style:style>
    <style:style style:name="T1" style:family="text">
      <style:text-properties style:font-name="Arial" fo:font-size="10pt" fo:font-weight="bold" style:font-size-asian="10pt" style:font-weight-asian="bold" style:font-name-complex="Arial1" style:font-size-complex="10pt"/>
    </style:style>
    <style:style style:name="T2" style:family="text">
      <style:text-properties style:font-name="Arial" style:font-name-complex="Arial1"/>
    </style:style>
    <style:style style:name="T3" style:family="text">
      <style:text-properties fo:color="#00000a" style:font-name="Arial" fo:font-size="10pt" fo:font-weight="bold" style:font-size-asian="10pt" style:font-weight-asian="bold" style:font-name-complex="Arial1" style:font-size-complex="10pt"/>
    </style:style>
    <style:style style:name="T4" style:family="text">
      <style:text-properties fo:color="#00000a" style:font-name="Arial" fo:font-size="10pt" style:font-size-asian="10pt" style:font-name-complex="Arial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ORMAS DEL SOFTWARE</text:p>
      <text:p text:style-name="P4">Portal ISO 25000 </text:p>
      <text:p text:style-name="P2">La calidad del producto, junto con la calidad del proceso, es uno de los aspectos más importantes actualmente en el desarrollo de Software. Relacionada con la calidad del producto, recientemente ha aparecido la familia de normas ISO/IEC 25000, que proporciona una guía para el uso de la nueva serie de estándares internacionales llamada Requisitos y Evaluación de Calidad de Productos de Software (SQuaRE - System and Software Quality Requirements and Evaluation).</text:p>
      <text:p text:style-name="P2">ISO/IEC 25000 constituye una serie de normas basadas en ISO/IEC 9126 y en ISO/IEC 14598 cuyo objetivo principal es guiar el desarrollo de los productos de software mediante la especificación de requisitos y evaluación de características de calidad.</text:p>
      <text:p text:style-name="P2">El objetivo del portal iso25000.com es crear un foro que reúna toda la información relativa a la mejora de la calidad del software conforme a la familia de normas ISO/IEC 25000, con el fin de proporcionar un acercamiento a esta familia de normas a particulares y empresas, facilitando la obtención de información en español tanto a grandes empresas como a micropymes interesadas en mejorar su producto software.</text:p>
      <text:p text:style-name="P2">Este portal se corresponde con un portal abierto y accesible a todo el mundo, en el que se irán incluyendo artículos, opiniones, eventos y noticias de actualidad, todos ellos relacionadas con el objetivo del port</text:p>
      <text:p text:style-name="P1"><text:a xlink:type="simple" xlink:href="http://tecnicosistemastecnologoadsi.blogspot.com.co/2016/02/normas-isoiec-12207.html" text:style-name="Internet_20_link" text:visited-style-name="Visited_20_Internet_20_Link"><text:span text:style-name="T3">NORMAS ISO/IEC 12207</text:span></text:a><text:span text:style-name="T1"> </text:span></text:p>
      <text:p text:style-name="P2">Esta norma esta orientada a los procesos de ciclo de vida del software de la organización ISO, establece un proceso de ciclo de vida para el software que incluye procesos y actividades que se aplican desde la definición de requisitos, pasando por la adquisición y configuración de los servicios del sistema, hasta la finalizaciòn de su uso.</text:p>
      <text:p text:style-name="P2"/>
      <text:p text:style-name="P4">ISO/IEC 25010 </text:p>
      <text:p text:style-name="P2">El modelo de calidad representa la piedra angular en torno a la cual se establece el sistema para la evaluación de la calidad del producto. En este modelo se determinan las características de calidad que se van a tener en cuenta a la hora de evaluar las propiedades de un producto software determinado.</text:p>
      <text:p text:style-name="P2">La calidad del producto software se puede interpretar como el grado en que dicho producto satisface los requisitos de sus usuarios aportando de esta manera un valor. Son precisamente estos requisitos (funcionalidad, rendimiento, seguridad, mantenibilidad, etc.) los que se encuentran representados en el modelo de calidad, el cual categoriza la calidad del producto en características y subcaracterísticas.</text:p>
      <text:p text:style-name="P2"/>
      <text:p text:style-name="P2"/>
      <text:p text:style-name="P4">ISO/IEC 25040 </text:p>
      <text:p text:style-name="P2">ISO/IEC 25040 define el proceso para llevar a cabo la evaluación del producto software. Dicho proceso de evaluación consta de un total de cinco actividades.</text:p>
      <text:p text:style-name="P2"/>
      <text:p text:style-name="P2">Actividad 1: Establecer los requisitos de la evaluación </text:p>
      <text:p text:style-name="P2"><text:soft-page-break/>El primer paso del proceso de evaluación consiste en establecer los requisitos de la evaluación. </text:p>
      <text:p text:style-name="P2">Tarea 1.1: Establecer el propósito de la evaluación</text:p>
      <text:p text:style-name="P2">En esta tarea se documenta el propósito por el que la organización quiere evaluar la calidad de su producto software (asegurar la calidad del producto, decidir si se acepta un producto, determinar la viabilidad del proyecto en desarrollo, comparar la calidad del producto con productos de la competencia, etc.).</text:p>
      <text:p text:style-name="P2">Tarea 1.2: Obtener los requisitos de calidad del producto</text:p>
      <text:p text:style-name="P2">En esta tarea se identifican las partes interesadas en el producto software (desarrolladores, posibles adquirientes, usuarios, proveedores, etc.) y se especifican los requisitos de calidad del producto utilizando un determinado modelo de calidad.</text:p>
      <text:p text:style-name="P2">Tarea 1.3: Identificar las partes del producto que se deben evaluar</text:p>
      <text:p text:style-name="P2">Se deben identificar y documentar las partes del producto software incluidas en la evaluación. El tipo de producto a evaluar (especificación de requisitos, diagramas de diseño, documentación de las pruebas, etc.) depende de la fase en el ciclo de vida en que se realiza la evaluación y del propósito de ésta.</text:p>
      <text:p text:style-name="P2">Tarea 1.4: Definir el rigor de la evaluación</text:p>
      <text:p text:style-name="P2">Se debe definir el rigor de la evaluación en función del propósito y el uso previsto del producto software, basándose, por ejemplo, en aspectos como el riesgo para la seguridad, el riesgo económico o el riesgo ambiental. En función del rigor se podrá establecer qué técnicas se aplican y qué resultados se esperan de la evaluación.</text:p>
      <text:p text:style-name="P2">Actividad 2: Especificar la evaluación </text:p>
      <text:p text:style-name="P2">En esta actividad se especifican los módulos de evaluación (compuestos por las métricas, herramientas y técnicas de medición) y los criterios de decisión que se aplicarán en la evaluación.</text:p>
      <text:p text:style-name="P2">Tarea 2.1: Seleccionar los módulos de evaluación</text:p>
      <text:p text:style-name="P2">En esta tarea el evaluador selecciona las métricas de calidad, técnicas y herramientas (módulos de evaluación) que cubran todos los requisitos de la evaluación. Dichas métricas deben permitir que, en función de su valor, se puedan realizar comparaciones fiables con criterios que permitan tomar decisiones. Para ello se puede tener en cuenta la Norma ISO/IEC 25020.</text:p>
      <text:p text:style-name="P2">Tarea 2.2: Definir los criterios de decisión para las métricas</text:p>
      <text:p text:style-name="P2">Se deben definir los criterios de decisión para las métricas seleccionadas. Dichos criterios son umbrales numéricos que se pueden relacionar con los requisitos de calidad y posteriormente con los criterios de evaluación para decidir la calidad del producto. Estos umbrales se pueden establecer a partir de benchmarks, límites de control estadísticos, datos históricos, requisitos del cliente, etc.</text:p>
      <text:p text:style-name="P7">Tarea 2.3: Definir los criterios de decisión de la evaluación</text:p>
      <text:p text:style-name="P1"><text:span text:style-name="T2">Se deben definir criterios para las diferentes características evaluadas a partir de las sub </text:span><text:bookmark text:name="_GoBack"/><text:span text:style-name="T2">características y métricas de calidad. Estos resultados a mayor nivel de abstracción permiten realizar la valoración de la calidad del producto software de forma general.</text:span></text:p>
      <text:p text:style-name="P7">Actividad 3: Diseñar la evaluación</text:p>
      <text:p text:style-name="P7"><text:soft-page-break/>En esta actividad se define el plan con las actividades de evaluación que se deben realizar.</text:p>
      <text:p text:style-name="P7">Tarea 3.1: Planificar las actividades de la evaluación</text:p>
      <text:p text:style-name="P7">Se deben planificar las actividades de la evaluación teniendo en cuenta la disponibilidad de los recursos, tanto humanos como materiales, que puedan ser necesarios. En la planificación se debe tener en cuenta el presupuesto, los métodos de evaluación y estándares adaptados, las herramientas de evaluación, etc.</text:p>
      <text:p text:style-name="P7">El plan de evaluación se revisará y actualizará proporcionando información adicional según sea necesario durante el proceso de evaluación.</text:p>
      <text:p text:style-name="P7">Actividad 4: Ejecutar la evaluación</text:p>
      <text:p text:style-name="P7">En esta actividad se ejecutan las actividades de evaluación obteniendo las métricas de calidad y aplicando los criterios de evaluación.</text:p>
      <text:p text:style-name="P7">Tarea 4.1: Realizar las mediciones</text:p>
      <text:p text:style-name="P7">Se deben realizar las mediciones sobre el producto software y sus componentes para obtener los valores de las métricas seleccionadas e indicadas en el plan de evaluación. Todos los resultados obtenidos deberán ser debidamente registrados.</text:p>
      <text:p text:style-name="P7">Tarea 4.2: Aplicar los criterios de decisión para las métricas</text:p>
      <text:p text:style-name="P7">Se aplican los criterios de decisión para las métricas seleccionadas sobre los valores obtenidos en la medición del producto.</text:p>
      <text:p text:style-name="P7">Tarea 4.3: Aplicar los criterios de decisión de la evaluación</text:p>
      <text:p text:style-name="P7">En esta última tarea se deben aplicar los criterios de decisión a nivel de características y subcaracterísticas de calidad, produciendo como resultado la valoración del grado en que el producto software cumple los requisitos de calidad establecidos.</text:p>
      <text:p text:style-name="P7">Actividad 5: Concluir la evaluación</text:p>
      <text:p text:style-name="P7">En esta actividad se concluye la evaluación de la calidad del producto software, realizando el informe de resultados que se entregará al cliente y revisando con éste los resultados obtenidos.</text:p>
      <text:p text:style-name="P7">Tarea 5.1: Revisar los resultados de la evaluación</text:p>
      <text:p text:style-name="P7">Mediante esta tarea, el evaluador y el cliente de la evaluación (en caso de existir) realizan una revisión conjunta de los resultados obtenidos, con el objetivo de realizar una mejor interpretación de la evaluación y una mejor detección de errores.</text:p>
      <text:p text:style-name="P7">Tarea 5.2: Crear el informe de evaluación</text:p>
      <text:p text:style-name="P7">Una vez revisados los resultados, se elabora el informe de evaluación, con los requisitos de la evaluación, los resultados, las limitaciones y restricciones, el personal evaluador, etc.</text:p>
      <text:p text:style-name="P7">Tarea 5.3: Revisar la calidad de la evaluación y obtener feedback</text:p>
      <text:p text:style-name="P7"><text:soft-page-break/>El evaluador revisará los resultados de la evaluación y la validez del proceso de evaluación, de los indicadores y de las métricas aplicadas. El feedback de la revisión debe servir para mejorar el proceso de evaluación de la organización y las técnicas de evaluación utilizadas.</text:p>
      <text:p text:style-name="P7">Tarea 5.4: Tratar los datos de la evaluación</text:p>
      <text:p text:style-name="P7">Una vez finalizada la evaluación, el evaluador debe realizar el adecuado tratamiento con los datos y los objetos de la evaluación según lo acordado con el cliente (en caso de ser una tercera parte), devolviéndolos, archivándolos o eliminándolos según corresponda.</text:p>
      <text:p text:style-name="P2"/>
      <text:p text:style-name="P6">NORMA DE ESPECIFICACIÓN DE REQUERIMIENTOS</text:p>
      <text:p text:style-name="P2"/>
      <text:p text:style-name="P2">REFERENCIAS</text:p>
      <text:p text:style-name="P1"><text:a xlink:type="simple" xlink:href="http://iso25000.com/index.php/normas-iso-25000/iso-25010" text:style-name="Internet_20_link" text:visited-style-name="Visited_20_Internet_20_Link"><text:span text:style-name="T4">http://iso25000.com/index.php/normas-iso-25000/iso-25010</text:span></text:a></text:p>
      <text:p text:style-name="P1"><text:a xlink:type="simple" xlink:href="http://tecnicosistemastecnologoadsi.blogspot.com.co/" text:style-name="Internet_20_link" text:visited-style-name="Visited_20_Internet_20_Link"><text:span text:style-name="T4">http://tecnicosistemastecnologoadsi.blogspot.com.co/</text:span></text:a></text:p>
      <text:p text:style-name="P1"><text:a xlink:type="simple" xlink:href="http://iso25000.com/index.php/normas-iso-25000/iso-25040" text:style-name="Internet_20_link" text:visited-style-name="Visited_20_Internet_20_Link"><text:span text:style-name="T4">http://iso25000.com/index.php/normas-iso-25000/iso-25040</text:span></text:a></text:p>
      <text:p text:style-name="P1"><text:a xlink:type="simple" xlink:href="http://iso25000.com/" text:style-name="Internet_20_link" text:visited-style-name="Visited_20_Internet_20_Link"><text:span text:style-name="T4">http://iso25000.com/</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Helvetica1" svg:font-family="Helvetica" style:font-family-generic="system" style:font-pitch="variable"/>
    <style:font-face style:name="Roboto"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CO" style:letter-kerning="true" style:font-name-asian="Calibri1" style:font-size-asian="11pt" style:language-asian="en" style:country-asian="US" style:font-name-complex="Roboto"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CO"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Standard" style:default-outline-level="2" style:list-style-name="" style:class="text">
      <style:paragraph-properties fo:margin-top="0.2083in" fo:margin-bottom="0.1043in" loext:contextual-spacing="false" fo:line-height="100%"/>
      <style:text-properties style:font-name="Helvetica" fo:font-family="Helvetica" style:font-family-generic="roman" style:font-pitch="variable" fo:font-size="19.5pt" style:font-name-asian="Times New Roman1" style:font-family-asian="'Times New Roman'" style:font-family-generic-asian="system" style:font-pitch-asian="variable" style:font-size-asian="19.5pt" style:language-asian="es" style:country-asian="CO" style:font-name-complex="Helvetica1" style:font-family-complex="Helvetica" style:font-family-generic-complex="system" style:font-pitch-complex="variable" style:font-size-complex="19.5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Normal_20__28_Web_29_" style:display-name="Normal (Web)" style:family="paragraph" style:parent-style-name="Standard" style:default-outline-level="">
      <style:paragraph-properties fo:margin-top="0in" fo:margin-bottom="0.1043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CO"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Título_20_2_20_Car" style:display-name="Título 2 Car" style:family="text" style:parent-style-name="Default_20_Paragraph_20_Font">
      <style:text-properties style:font-name="Helvetica" fo:font-family="Helvetica" style:font-family-generic="roman" style:font-pitch="variable" fo:font-size="19.5pt" style:font-name-asian="Times New Roman1" style:font-family-asian="'Times New Roman'" style:font-family-generic-asian="system" style:font-pitch-asian="variable" style:font-size-asian="19.5pt" style:language-asian="es" style:country-asian="CO" style:font-name-complex="Helvetica1" style:font-family-complex="Helvetica" style:font-family-generic-complex="system" style:font-pitch-complex="variable" style:font-size-complex="19.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Título_20_3_20_Car" style:display-name="Título 3 C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Internet_20_link" style:display-name="Internet link" style:family="text" style:parent-style-name="Default_20_Paragraph_20_Font">
      <style:text-properties fo:color="#ff0000" style:text-line-through-style="none" style:text-line-through-type="none" style:text-underline-style="none" style:text-blinking="false"/>
    </style:style>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apple-converted-space"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ta Luz Dussan</meta:initial-creator>
    <meta:editing-cycles>31</meta:editing-cycles>
    <meta:creation-date>2017-03-09T15:12:00</meta:creation-date>
    <dc:date>2017-03-15T09:58:48.327036709</dc:date>
    <meta:editing-duration>PT44M8S</meta:editing-duration>
    <meta:generator>LibreOffice/5.2.3.3$Linux_X86_64 LibreOffice_project/20m0$Build-3</meta:generator>
    <meta:document-statistic meta:table-count="0" meta:image-count="0" meta:object-count="0" meta:page-count="4" meta:paragraph-count="60" meta:word-count="1343" meta:character-count="8819" meta:non-whitespace-character-count="7529"/>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